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906cm" style:use-optimal-column-width="false"/>
    </style:style>
    <style:style style:name="co2" style:family="table-column">
      <style:table-column-properties style:column-width="71.594cm" style:use-optimal-column-width="false"/>
    </style:style>
    <style:style style:name="co3" style:family="table-column">
      <style:table-column-properties style:column-width="62.894cm" style:use-optimal-column-width="false"/>
    </style:style>
    <style:style style:name="co4" style:family="table-column">
      <style:table-column-properties style:column-width="4.053cm" style:use-optimal-column-width="false"/>
    </style:style>
    <style:style style:name="co5" style:family="table-column">
      <style:table-column-properties style:column-width="129.967cm" style:use-optimal-column-width="false"/>
    </style:style>
    <style:style style:name="co6" style:family="table-column">
      <style:table-column-properties style:column-width="138.729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200pt" fo:font-weight="bold" style:font-size-asian="200pt" style:font-weight-asian="bold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200pt" fo:font-weight="bold" style:font-name-asian="Liberation Sans" style:font-size-asian="200pt" style:font-weight-asian="bold" style:font-name-complex="Liberation Sans" style:font-size-complex="200pt" style:font-weight-complex="bold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" style:font-size-asian="180pt" style:font-name-complex="Liberation Sans" style:font-size-complex="180pt"/>
    </style:style>
    <style:style style:name="ce6" style:family="table-cell">
      <loext:graphic-properties draw:textarea-vertical-align="middle"/>
      <style:paragraph-properties fo:text-align="center"/>
      <style:text-properties style:font-name="Tahoma" fo:font-size="180pt" style:font-size-asian="180pt" style:font-size-complex="180pt"/>
    </style:style>
    <style:style style:name="ce7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" style:font-size-asian="200pt" style:font-name-complex="Liberation Sans" style:font-size-complex="200pt"/>
    </style:style>
    <style:style style:name="ce8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fo:font-weight="normal" style:font-name-asian="Liberation Sans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text-align="center" style:text-autospace="none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200pt" fo:font-weight="bold" style:font-name-asian="Liberation Sans" style:font-size-asian="200pt" style:font-weight-asian="bold" style:font-name-complex="Liberation Sans" style:font-size-complex="200pt" style:font-weight-complex="bold"/>
    </style:style>
    <style:style style:name="P3" style:family="paragraph">
      <style:paragraph-properties fo:text-align="center" style:text-autospace="none"/>
      <style:text-properties style:font-name="Tahoma" fo:font-size="180pt" style:font-name-asian="Liberation Sans" style:font-size-asian="180pt" style:font-name-complex="Liberation Sans" style:font-size-complex="180pt"/>
    </style:style>
    <style:style style:name="P4" style:family="paragraph">
      <style:paragraph-properties fo:text-align="center" style:text-autospace="none"/>
      <style:text-properties style:font-name="Tahoma" fo:font-size="200pt" style:font-name-asian="Liberation Sans" style:font-size-asian="200pt" style:font-name-complex="Liberation Sans" style:font-size-complex="200pt"/>
    </style:style>
    <style:style style:name="P5" style:family="paragraph">
      <style:paragraph-properties fo:text-align="justify" style:text-autospace="none" style:writing-mode="rl-tb"/>
      <style:text-properties style:font-name="Alvi Nastaleeq" fo:font-size="200pt" fo:font-weight="normal" style:font-name-asian="Liberation Sans" style:font-size-asian="200pt" style:font-weight-asian="normal" style:font-name-complex="Alvi Nastaleeq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23.048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>
              <table:table-cell table:style-name="ce1"/>
              <table:table-cell table:style-name="ce2" table:number-columns-spanned="2">
                <text:p text:style-name="P1">یہ خط میں شاہؑ نے لکھا حبیب آجاؤ<text:line-break/>تمہارا دوست ہے تنہا تمہارا دوست ہے تنہا </text:p>
              </table:table-cell>
              <table:covered-table-cell table:style-name="ce3"/>
              <table:table-cell table:style-name="ce4">
                <text:p text:style-name="P2"/>
                <text:p text:style-name="P2"/>
              </table:table-cell>
              <table:table-cell table:style-name="ce5" table:number-columns-spanned="2">
                <text:p text:style-name="P3">Ye khat mein Shah ne likha, Habib aajaao<text:line-break/>Tumhara dost hai tanha, Habib aajaao</text:p>
              </table:table-cell>
              <table:covered-table-cell table:style-name="ce6"/>
              <table:table-cell table:style-name="ce7">
                <text:p text:style-name="P4"/>
                <text:p text:style-name="P4"/>
              </table:table-cell>
            </table:table-row>
            <table:table-row table:style-name="ro2" table:default-cell-style-name="ce7">
              <table:table-cell>
                <text:p text:style-name="P4">2</text:p>
              </table:table-cell>
              <table:table-cell table:style-name="ce8">
                <text:p text:style-name="P5">لگاؤ اس سے بھی اندازے میری غربت کے<text:line-break/>جہاں پہ ابن علیؑ لکھنا تھا وہاں میں نے<text:line-break/>دیا ہے ماں کا حوالہ ۔حبیب ؑ آجاؤ</text:p>
              </table:table-cell>
              <table:table-cell table:style-name="ce8">
                <text:p text:style-name="P5"><text:s/>شہید کیسے ہوا وہ بتاو ٔگے آکر<text:line-break/>تم حالِ مسلمِؑ بے کس سناؤ گے آکر<text:line-break/>رُقیہؑ تکتی ہے رستہ ۔حبیب ؑ آجاؤ</text:p>
              </table:table-cell>
              <table:table-cell>
                <text:p text:style-name="P4">1</text:p>
              </table:table-cell>
              <table:table-cell table:style-name="ce5">
                <text:p text:style-name="P3">Shaheed kaisey huwa wo bataaogey aakar<text:line-break/>Tum haal-e-Muslim-e-baikas sunaaogey aakar<text:line-break/>Ruqayya taktii hai rastaa Habib aajaao</text:p>
              </table:table-cell>
              <table:table-cell table:style-name="ce5">
                <text:p text:style-name="P3">Lagaao is sey bhi andaazey meri ghurbat ke<text:line-break/>Jahaan pey ibn-e-Ali likhna tha wahaan mein ne<text:line-break/>Diya hai maan ka hawala, Habib aajaao</text:p>
              </table:table-cell>
              <table:table-cell>
                <text:p text:style-name="P4">2</text:p>
              </table:table-cell>
            </table:table-row>
            <table:table-row table:style-name="ro2" table:default-cell-style-name="ce7">
              <table:table-cell>
                <text:p text:style-name="P4">4</text:p>
              </table:table-cell>
              <table:table-cell table:style-name="ce8">
                <text:p text:style-name="P5">وہ جب یہ سنتی ہے کوفے سے آرہے ہیں شقی<text:line-break/>تو پوچھتی ہے ہمارا بھی آئے گا کوئی<text:line-break/>دُعائیں دے گی سکینہؑ ۔حبیب ؑ آجاؤ </text:p>
              </table:table-cell>
              <table:table-cell table:style-name="ce8">
                <text:p text:style-name="P5">بتا رہا تھا اُسے کوئی بھی نہیں ہے میرا<text:line-break/>تو بولی ثانیٔ زہراؑ حبیب ؑ آئے گا<text:line-break/>ہے اُس کو تم پہ بھروسہ ۔حبیب ؑ آجاؤ </text:p>
              </table:table-cell>
              <table:table-cell>
                <text:p text:style-name="P4">3</text:p>
              </table:table-cell>
              <table:table-cell table:style-name="ce5">
                <text:p text:style-name="P3">Bata raha tha usey koi bhi nahi hai mera<text:line-break/>To boli Thaaniy-e-Zehra Habib aayega<text:line-break/>Hai usko tumpey bharosa, Habib aajaao</text:p>
              </table:table-cell>
              <table:table-cell table:style-name="ce5">
                <text:p text:style-name="P3">Wo jab ye sunti hai Kufe se aarahey hain shaqi<text:line-break/>To puchti hai hamaara bhi aayega koi<text:line-break/>Duwaayein deygi Sakina, Habib aajaao</text:p>
              </table:table-cell>
              <table:table-cell>
                <text:p text:style-name="P4">4</text:p>
              </table:table-cell>
            </table:table-row>
            <table:table-row table:style-name="ro2" table:default-cell-style-name="ce7">
              <table:table-cell>
                <text:p text:style-name="P4">6</text:p>
              </table:table-cell>
              <table:table-cell table:style-name="ce8">
                <text:p text:style-name="P5">مجھے ہے یاد وہ لمحہ جو رب کی مرضی سے<text:line-break/>تم ہو کے زندہ میری بات سننے آئے تھے<text:line-break/>ہاں بُلا رہا ہوں دوبارہ ۔حبیب ؑ آجاؤ</text:p>
              </table:table-cell>
              <table:table-cell table:style-name="ce8">
                <text:p text:style-name="P5">گوارا کر نہیں سکتی حسینؑ کی غیرت<text:line-break/>تمہاری زوجہ کی چادر کو لوٹ لے اُمت<text:line-break/>تم اس کو چھوڑ کے کوفہ ۔حبیب ؑ آجاؤ </text:p>
              </table:table-cell>
              <table:table-cell>
                <text:p text:style-name="P4">5</text:p>
              </table:table-cell>
              <table:table-cell table:style-name="ce5">
                <text:p text:style-name="P3">Gawara kar nahin sakti Hussain ki ghairat<text:line-break/>Tumhari zauja ki chaadar ko lootley ummat<text:line-break/>Tum usko chorhkey Kufa Habib aajaao</text:p>
              </table:table-cell>
              <table:table-cell table:style-name="ce5">
                <text:p text:style-name="P3">Mujhey hai yaad wo lamha Jo rab ki marzi se<text:line-break/>Tum ho key zinda Meri baat sunney aaye they<text:line-break/>Bula raha hun dubara Habib aajaao</text:p>
              </table:table-cell>
              <table:table-cell>
                <text:p text:style-name="P4">6</text:p>
              </table:table-cell>
            </table:table-row>
            <table:table-row table:style-name="ro2" table:default-cell-style-name="ce7">
              <table:table-cell>
                <text:p text:style-name="P4">8</text:p>
              </table:table-cell>
              <table:table-cell table:style-name="ce8">
                <text:p text:style-name="P5">چمکتے چاند کی ہم کو بھی دید ہو جائے<text:line-break/>تم آو تو میرے بچوں میں عید ہو جائے<text:line-break/>بہت اُداس ہے کنبہ ۔حبیب ؑ آجاؤ </text:p>
              </table:table-cell>
              <table:table-cell table:style-name="ce8">
                <text:p text:style-name="P5"><text:s/>درِ بتولؑ دوبارہ جلایا جائے گا<text:line-break/>تمہارے دوست پہ خنجر چلایا جائے گا<text:line-break/>نہیں ہے وقت زیادہ ۔حبیب ؑ آجاؤ </text:p>
              </table:table-cell>
              <table:table-cell>
                <text:p text:style-name="P4">7</text:p>
              </table:table-cell>
              <table:table-cell table:style-name="ce5">
                <text:p text:style-name="P3">Dar-e-Batool dubaara jalaaya jaayega<text:line-break/>Tumhaarey dost pey khanjar chalaaya jaayega<text:line-break/>Nahin hai waqt zyaada Habib aajaao</text:p>
              </table:table-cell>
              <table:table-cell table:style-name="ce5">
                <text:p text:style-name="P3">Chamaktey chaand ki humko bhi deed hojaaye<text:line-break/>Tum aao to merey bachon mey Eid hojaaye<text:line-break/>Bohat udaas hai kunba Habib aajaao</text:p>
              </table:table-cell>
              <table:table-cell>
                <text:p text:style-name="P4">8</text:p>
              </table:table-cell>
            </table:table-row>
            <table:table-row table:style-name="ro2" table:default-cell-style-name="ce7">
              <table:table-cell>
                <text:p text:style-name="P4">10</text:p>
              </table:table-cell>
              <table:table-cell table:style-name="ce8">
                <text:p text:style-name="P5"><text:s/>بہن نے اُس کو تکلم ؔجو بھائی سمجھا تھا<text:line-break/>پکاری شامِ غریباں میں ثانیٔ زہرا<text:line-break/>ہمارا لُٹتا ہے پردہ ۔حبیب ؑ آجاؤ </text:p>
              </table:table-cell>
              <table:table-cell table:style-name="ce8">
                <text:p text:style-name="P5">یہ خط نہیں اسے بہنوں کی آرزو سمجھو<text:line-break/>ہمارے لفظوں کو زینبؑ کی گفتگو سمجھو<text:line-break/>بہن یہ کہتی ہے بھیا۔حبیب ؑ آجاؤ</text:p>
              </table:table-cell>
              <table:table-cell>
                <text:p text:style-name="P4">9</text:p>
              </table:table-cell>
              <table:table-cell table:style-name="ce5">
                <text:p text:style-name="P3">Ye khat nahin isey behnon ki aarzu samjho<text:line-break/>Hamaarey lafzon ko zainab ki guftagu samjho<text:line-break/>Behan ye kehti hai bhayya Habib aajaao</text:p>
              </table:table-cell>
              <table:table-cell table:style-name="ce5">
                <text:p text:style-name="P3">Bahan ney usko takallum Jo bhai samjhaa tha<text:line-break/>Pukaari sham-e-ghareeban mein Thaaniy-e-Zehra<text:line-break/>Hamaara lut'taa hai pardaa Habib aajaao</text:p>
              </table:table-cell>
              <table:table-cell>
                <text:p text:style-name="P4">1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23.05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2:54:55.393234000</dc:date>
    <meta:editing-duration>PT57M4S</meta:editing-duration>
    <meta:editing-cycles>18</meta:editing-cycles>
    <meta:generator>LibreOffice/25.2.4.3$Windows_X86_64 LibreOffice_project/33e196637044ead23f5c3226cde09b47731f7e27</meta:generator>
    <meta:document-statistic meta:object-count="1"/>
  </office:meta>
</office:document-meta>
</file>